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Helvetica, Sans-Serif"/>
    <style:font-face style:name="Arial2" svg:font-family="Arial" style:font-family-generic="swiss"/>
    <style:font-face style:name="ＭＳ 明朝1" svg:font-family="'ＭＳ 明朝'" style:font-family-generic="roman" style:font-pitch="fixed"/>
    <style:font-face style:name="游ゴシック" svg:font-family="游ゴシック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dac8e" officeooo:paragraph-rsid="000dac8e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ac8e" officeooo:paragraph-rsid="000dac8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dac8e" officeooo:paragraph-rsid="00112883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dac8e" officeooo:paragraph-rsid="0010265b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dac8e" officeooo:paragraph-rsid="001234f4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dac8e" officeooo:paragraph-rsid="000dac8e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dac8e" officeooo:paragraph-rsid="000f1798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officeooo:rsid="000dac8e" officeooo:paragraph-rsid="000dac8e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officeooo:rsid="000dac8e" officeooo:paragraph-rsid="000f1798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officeooo:rsid="000f1798" officeooo:paragraph-rsid="000f1798" style:font-size-asian="15pt" style:font-size-complex="15pt"/>
    </style:style>
    <style:style style:name="T1" style:family="text">
      <style:text-properties officeooo:rsid="000f1798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12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誓約書</text:p>
      <text:p text:style-name="P1"/>
      <text:p text:style-name="P4">私は、取材対象者から得た情報を歪曲・切り取りなしに正確に報道し、</text:p>
      <text:p text:style-name="P5">当誓約に違反あるいは署名を拒否した場合、罰則※を受けることに</text:p>
      <text:p text:style-name="P5">同意します。</text:p>
      <text:p text:style-name="P2"/>
      <text:p text:style-name="P3">※: ×<text:span text:style-name="T1">+1;</text:span>×3つで向う<text:span text:style-name="T1">10</text:span>年間取材拒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 text:c="2"/>　　 <text:s/>年　　月　　日</text:p>
      <text:p text:style-name="P6"/>
      <text:p text:style-name="P6"/>
      <text:p text:style-name="P6">報道機関名 <text:s text:c="38"/></text:p>
      <text:p text:style-name="P6"/>
      <text:p text:style-name="P8">記者</text:p>
      <text:p text:style-name="P8"/>
      <text:p text:style-name="P8"/>
      <text:p text:style-name="P6">　　　　　　　　　　　　　　　　　　　　　　　　　　　　　　㊞</text:p>
      <text:p text:style-name="P6"/>
      <text:p text:style-name="P6"/>
      <text:p text:style-name="P10">以上の署名を本人に確認し、事実関係に相違がないことを証明します。</text:p>
      <text:p text:style-name="P10"/>
      <text:p text:style-name="P9">(ディレクター・報道局長)<text:span text:style-name="T3">どちらかに○</text:span></text:p>
      <text:p text:style-name="P9"/>
      <text:p text:style-name="P9"/>
      <text:p text:style-name="P7">　　　　　　　　　　　　　　　　　　　　　　　　　　　　　　㊞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Helvetica, Sans-Serif"/>
    <style:font-face style:name="Arial2" svg:font-family="Arial" style:font-family-generic="swiss"/>
    <style:font-face style:name="ＭＳ 明朝1" svg:font-family="'ＭＳ 明朝'" style:font-family-generic="roman" style:font-pitch="fixed"/>
    <style:font-face style:name="游ゴシック" svg:font-family="游ゴシック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3T19:49:25.524000000</meta:creation-date>
    <dc:date>2020-04-03T21:23:26.948000000</dc:date>
    <meta:editing-duration>PT8M22S</meta:editing-duration>
    <meta:editing-cycles>3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2" meta:word-count="147" meta:character-count="264" meta:non-whitespace-character-count="154"/>
  </office:meta>
</office:document-meta>
</file>